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WW8Num5"/>
    <style:style style:name="P4" style:family="paragraph" style:parent-style-name="Standard" style:list-style-name="WW8Num8"/>
    <style:style style:name="P5" style:family="paragraph" style:parent-style-name="Standard" style:list-style-name="WW8Num13"/>
    <style:style style:name="P6" style:family="paragraph" style:parent-style-name="Standard" style:list-style-name="WW8Num1"/>
    <style:style style:name="P7" style:family="paragraph" style:parent-style-name="Normální_20__28_síť_20_WWW_29_">
      <style:paragraph-properties fo:margin-top="0cm" fo:margin-bottom="0cm"/>
      <style:text-properties style:font-name="Times New Roman" style:font-name-asian="Times New Roman" style:font-name-complex="Times New Roman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list-style-name="WW8Num12"/>
    <style:style style:name="P10" style:family="paragraph" style:parent-style-name="Standard">
      <style:paragraph-properties fo:margin-left="1.905cm" fo:margin-right="0cm" fo:text-indent="0cm" style:auto-text-indent="false"/>
    </style:style>
    <style:style style:name="P11" style:family="paragraph" style:parent-style-name="Standard" style:list-style-name="WW8Num2"/>
    <style:style style:name="P12" style:family="paragraph" style:parent-style-name="Standard" style:list-style-name="WW8Num9"/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fo:background-color="#ffff00" style:font-weight-asian="bold" style:font-weight-complex="bold"/>
    </style:style>
    <style:style style:name="P15" style:family="paragraph" style:parent-style-name="Standard" style:list-style-name="L2">
      <style:text-properties fo:language="en" fo:country="US"/>
    </style:style>
    <style:style style:name="P16" style:family="paragraph" style:parent-style-name="Standard" style:list-style-name="WW8Num8">
      <style:paragraph-properties fo:margin-left="0cm" fo:margin-right="-1.323cm" fo:text-indent="0cm" style:auto-text-indent="false"/>
    </style:style>
    <style:style style:name="P17" style:family="paragraph" style:parent-style-name="Standard" style:list-style-name="WW8Num8">
      <style:text-properties fo:language="en" fo:country="US"/>
    </style:style>
    <style:style style:name="P18" style:family="paragraph" style:parent-style-name="Standard" style:list-style-name="L3">
      <style:text-properties fo:language="en" fo:country="US"/>
    </style:style>
    <style:style style:name="P19" style:family="paragraph" style:parent-style-name="Standard" style:list-style-name="L4">
      <style:text-properties fo:language="en" fo:country="U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language="en" fo:country="U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Jak se co chová?</text:h>
      <text:p text:style-name="Standard"/>
      <text:h text:style-name="Heading_20_3" text:outline-level="3">INSERT</text:h>
      <text:p text:style-name="Standard"/>
      <text:p text:style-name="P2">K insertu dojede v následujících případech:</text:p>
      <text:p text:style-name="P2"/>
      <text:list text:style-name="WW8Num5">
        <text:list-item>
          <text:p text:style-name="P3"><text:span text:style-name="T1">Vložen nový nález (ADD)</text:span> – v této chvíli dojde k insertu do tabulek tOccurrences, tHabitats (vazba mezi těmito tabulkami pro tento konkrétní nález bude 1:1 a tomu tak bude navěky). Data v ostatních tabulkách (tAuthor, tPlants, tPublications, tTerritories, tPhytochoria, tVillages) jsou již uloženy a jen se použijí. Pokud nějaký údaj chybí je o tom uživatel informován a daný insert se neprovede. Uživatel si musí aktualizovat chybějící informace a pak může insert opakovat.</text:p>
        </text:list-item>
        <text:list-item>
          <text:p text:style-name="P3"><text:span text:style-name="T1">Vložen nový nález (IMPORT) – </text:span>postupně jsou do databáze vkládány jednotlivé záznamy (jednotlivá vložení jsou stejná jako při použití ADD). Pokud po vložení X záznamů z N dojde k vkládání záznamu X+1, pro který chybí nějaký údaj v databázi, tak aplikace měla rozumě tuto situaci ošetřit – např. import neskončí, do nějakého souboru se uloží data o nálezu, který nemůže být vložen, ukládají se další nálezy. Po skončení importu bude uživatel informován, že z důvodu chybějících dat (vyjmenovat jakých) nebylo do databáze vloženo Q záznamů. Tyto záznamy jsou připraveny pro import ve vygenerovaném souboru a uživatel je může na importovat po aktualizaci databáze.</text:p>
        </text:list-item>
        <text:list-item>
          <text:p text:style-name="P3"><text:span text:style-name="T1"><text:s/>Dávkové vložení nálezů (škrták, ADD)</text:span> – v této chvíli dojde k N insertům do tabulky tOccurrences a jednomu insertu do tabulky tHabitats (vazba je v této chvíli N:1. Tato vazba se pro některé nálezy může v budoucnu změnit na 1: 1 viz. Editace). Dál stejné jako u Add.</text:p>
        </text:list-item>
        <text:list-item>
          <text:p text:style-name="P3"><text:span text:style-name="T1">Dávkové vložení nálezů (dávkový, IMPORT) </text:span>– otázka zda nějaký import bude umět vložit dávkově údaje o kytkách</text:p>
        </text:list-item>
        <text:list-item>
          <text:p text:style-name="P3"><text:span text:style-name="T1">Vložení nového údaju do tPlants, <text:s text:c="2"/>tTerritories, tVillages, tPhytochoria </text:span>– řešeno importem dat z XML souboru</text:p>
        </text:list-item>
        <text:list-item>
          <text:p text:style-name="P3"><text:span text:style-name="T1">Vložení nového údaju do tPublication, tMetadata, tAuthor, tUser (tRight)</text:span> <text:s/>- řešeno managerem<text:span text:style-name="T1"> </text:span></text:p>
        </text:list-item>
        <text:list-item>
          <text:p text:style-name="P3"><text:span text:style-name="T1">K importu může dojí při editaci nálezu </text:span>– jedná se pak o import do tabulky tHabitats. Nastane v případě, když editujeme nález, který byl vložen dávkově, a nechceme změnu promítnout do ostatních nálezu (viz. Editace).<text:span text:style-name="T1"> </text:span></text:p>
        </text:list-item>
      </text:list>
      <text:p text:style-name="Standard"/>
      <text:p text:style-name="P2">Co zaznamenávat do tabulek historie při insertu?</text:p>
      <text:p text:style-name="P2"/>
      <text:list text:style-name="WW8Num8">
        <text:list-item>
          <text:p text:style-name="P4"><text:span text:style-name="T1">Vložen nový nález </text:span><text:s/>– při vložení nového nálezu se do historie zaznamená jeden záznam, kde se uvede </text:p>
          <text:list>
            <text:list-item>
              <text:p text:style-name="P4">tHistoryChange.cOccurrenceId = „id vloženého nálezu v tOccurrences“ </text:p>
            </text:list-item>
            <text:list-item>
              <text:p text:style-name="P4">tHistoryChange.cRecordId = 0 (defaultní hodnota v db – znamená, že RecordId se pro insert nenastavuje. Indexování řádků v db je od jedné.)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 ... čas provedení insertu</text:p>
            </text:list-item>
            <text:list-item>
              <text:p text:style-name="P4">tHistoryChange.cWho … kdo provedl insert</text:p>
            </text:list-item>
            <text:list-item>
              <text:p text:style-name="P4">tHistory.cChangeId, tHistory.cColumnId (v tHistoryColumn bude speciální řádek, kde bude jen název tabulky tOccurrences a na ten se bude odkazovat). Není potřeba ukládat informace o insertu do tHabitats (insert do tHabitats se provede vždy při přidání nového záznamu), protože id nového řádku v tHabitats, které nás bude pro konkrétní záznam zajímat, zjistíme z tOccurrences.cHabitatId.</text:p>
            </text:list-item>
          </text:list>
        </text:list-item>
        <text:list-item>
          <text:p text:style-name="P4"><text:span text:style-name="T1">Vložení nového údaju do tPublication, tTerritories, tVillages, tPhytochoria</text:span><text:span text:style-name="T2"> </text:span>– vkládání těchto údajů není v rámci vložení nálezu, ale děje se samostatně tzn. </text:p>
          <text:list>
            <text:list-item>
              <text:p text:style-name="P4">tHistoryChange.cOccurrenceId = 0 (bude mít nastavenou defaultní hodnotu, v db budou id záznamu od 1)</text:p>
            </text:list-item>
            <text:list-item>
              <text:p text:style-name="P4">tHistoryChange.cRecordId bude mít hodnotu id pro vložený řádek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, tHistoryChange.cWho </text:p>
            </text:list-item>
            <text:list-item>
              <text:p text:style-name="P4">tHistory.cChange, tHistory.cColumn (v tHistoryColumn bude speciální řádek, kde bude jen název tabulky podle příslušné tabulky, které se insert týkal).</text:p>
            </text:list-item>
          </text:list>
        </text:list-item>
      </text:list>
      <text:p text:style-name="Standard"/>
      <text:h text:style-name="Heading_20_3" text:outline-level="3">EDIT</text:h>
      <text:p text:style-name="Standard"/>
      <text:list text:style-name="WW8Num13">
        <text:list-item>
          <text:p text:style-name="P5">Editace nálezu, který <text:span text:style-name="T3">nebyl</text:span> vložen dávkově (vazba tOccurrences a tHabitats je 1:1) – můžem bez problémů dělat update</text:p>
        </text:list-item>
        <text:list-item>
          <text:p text:style-name="P5">Editace nálezu, který <text:span text:style-name="T3">byl</text:span> vložen dávkově (vazba tOccurrences a tHabitats je N:1) - <text:s/>systém se zeptá, zda se daný údaj má změnit pro všechny nebo jen pro ten jeden nález. Je několik případů:</text:p>
        </text:list-item>
      </text:list>
      <text:list text:style-name="WW8Num1">
        <text:list-item>
          <text:p text:style-name="P6">A) <text:s/>Údaj je z tabulky tOccurrences – v této chvíli by se systém neměl ani ptát a rovnou daný údaj zeditovat</text:p>
        </text:list-item>
      </text:list>
      <text:list text:style-name="WW8Num5">
        <text:list-item text:start-value="1">
          <text:list>
            <text:list-item text:start-value="1">
              <text:p text:style-name="P3">B) <text:s/>Údaj je z tabulky tHabitats + uživatel to chce změnit všem – ok, tak uděláme update do dané tabulky</text:p>
            </text:list-item>
            <text:list-item>
              <text:p text:style-name="P3">C) <text:s/>Údaj je z tabulky tHabitats + uživatel to chce změnit jen tomu jednomu zaznamu – tak do tabulky tHabitats se <text:s/>udělá insert a tOccurrence.cHabitatId se nastaví nová hodnota. V této chvíli se pro tento záznam vytvoří vazba 1:1 mezi tOccurrences a tHabitats, tato vazba se pro tento nález už nikdy nezmění.</text:p>
            </text:list-item>
          </text:list>
        </text:list-item>
      </text:list>
      <text:list text:style-name="WW8Num13" text:continue-numbering="true">
        <text:list-item>
          <text:p text:style-name="P5">Editace tabulky tPublications</text:p>
        </text:list-item>
        <text:list-item>
          <text:p text:style-name="P5">Editace tabulek tTerritories, tVillages a tPhytochoria</text:p>
        </text:list-item>
      </text:list>
      <text:p text:style-name="P7"/>
      <text:p text:style-name="Standard"/>
      <text:p text:style-name="P2">Co zaznamenávat do tabulek historie při editu?</text:p>
      <text:p text:style-name="P8"/>
      <text:list text:style-name="WW8Num12">
        <text:list-item>
          <text:p text:style-name="P9">Případ 1) ….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editovaného nálezu v tOccurrences“ </text:p>
            </text:list-item>
            <text:list-item>
              <text:p text:style-name="P4">tHistoryChange.cRecordId <text:s/>= <text:s/>„id záznamu obsahujícího editovanou položku“ ( může to být tHabitat.cId či cOccurrenceId)</text:p>
            </text:list-item>
            <text:list-item>
              <text:p text:style-name="P4">tHistoryChange.cOldRecordId <text:s/>.... je to pomocná položka, kterou využiji ve chvíli, kdy došlo ke změně informace o kytce (tOccurrences.cPlantId), o publikaci (tOccurrences.cPublicationId), o territory (tHabitats.cTerritoryId), o phytochoria (tHabitats.cPhytochoriaId) a o village (tHabitat.cNearestVillageId). Ke změně těchto informací dojde tak, že si uživatel vybere z nabídnutého seznamu jinou hodnotu .... tato hodnota je uložena pod jiným id a tak si v oldRecordId zapamatuji to id před změnou. Pokud se edituje jiná položka než „FK“, tak je hodnota 0.</text:p>
            </text:list-item>
            <text:list-item>
              <text:p text:style-name="P4">tHistoryChange.cOperation = <text:s/>2 (odpovídá editu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  <text:list-item>
          <text:p text:style-name="P4">Případ 2.A) .... bude se chovat jako v případě 1)</text:p>
        </text:list-item>
        <text:list-item>
          <text:p text:style-name="P4">Případ 2.B) .... bude se chovat jako v případě 1) ... až na to, že je třeba do historie nějak poznačit, že tato změna ovlivnila více záznamů, abychom o tom při „undo“ mohli uživatele informovat. Nebo to lze řešit dotazem do DB a zjistit, jaká je vazba mezi tOccurrences a tHabitats pro dané id. Myslím, že toto řešení bude zbytečně moc časově náročné a přikláním se k uložení informace do tabulek s historií – přidat typ operace EDITGROUP = 4, která nás bude informovat o tom, že šlo o změnu pro více položek.</text:p>
        </text:list-item>
        <text:list-item>
          <text:p text:style-name="P4">Případ 2.C) ..... <text:s/>do tabulek historie se bude v podstatě zaznamenávat to samé co v případu 1) . Do tHistoryChange.cRecordId se uloží aktuální ID nově vloženého záznamu do tHabitats. Bylo by dobré mít možnost jednoduše zjistit, že zde došlo k přechodu z vazby mezi tabulkami tOccurrences a tHabitats z 1:N na vazbu 1:1. To by se dalo zařídit opět přidáním typu operace EDITONE = 5. </text:p>
        </text:list-item>
        <text:list-item>
          <text:p text:style-name="P4">Případ 3a4) .... </text:p>
          <text:list>
            <text:list-item>
              <text:p text:style-name="P4">tHistoryChange.cOccurrenceId = 0 ... needituje se to v rámci žádného nálezu </text:p>
            </text:list-item>
            <text:list-item>
              <text:p text:style-name="P4">tHistoryChange.cRecordId <text:s/>= <text:s/>„id záznamu obsahujícího editovanou položku“ <text:s/>... tPublication.cId, tTerritories.cId, tVillages.cId, tPhytochoria.cId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2 (odpovídá editu nebo použít EDITGROUP, rotože je pravděpodobné, že změna ovlivní více nálezů. Tento edit proběhne mimo konkrétní záznam, takže se nebudou zobrazovat v historii pro daný záznam, ale až v celkové historii.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</text:list>
      <text:p text:style-name="Standard"/>
      <text:p text:style-name="P2">Seznam sloupků, pro které se bude sledovat historie.....</text:p>
      <text:list text:style-name="WW8Num8">
        <text:list-item text:start-value="1">
          <text:p text:style-name="P4">tOccurrences <text:s/></text:p>
          <text:list>
            <text:list-item>
              <text:p text:style-name="P4">cYearCollected, cMontCollected, cDayCollected, cTimeCollected, cDataSource, cHerbarium, cNote <text:s/>... v podstatě i cPlantId, cPublicationId, cMetadataId, kde se v případě změny id uloží původní id do tHistoriChange.cOldRecordId</text:p>
            </text:list-item>
            <text:list-item>
              <text:p text:style-name="P4"><text:span text:style-name="T1">nesleduje</text:span> se pro cUnitIdDb, cUnitValue, cCreateWho, cCreateWhen (tyto čtyři hodnoty by se neměli měnit), cUpdateWho, cUpdateWhen (jsou v podstatě zaznamenávány v tHIstoryChange.cWhen, tHistoryChange.cWho, po „UNDO“ se do těchto položek zapíše aktuální čas a uživatel, který „undo“ pro daný záznam vyvolal.), cIsoDateTimeBegin (tato položka je složena z ostatních časových položek tabulky, takže ji nemusíme zaznamenávat do historie, jen se bude muset při „undo“ ohlídat její aktualizace při změně některé z časových položek)</text:p>
            </text:list-item>
          </text:list>
        </text:list-item>
        <text:list-item>
          <text:p text:style-name="P4">tHabitats</text:p>
          <text:list>
            <text:list-item>
              <text:p text:style-name="P4">cQuadrant, cDescription, cCountry, cAltitude, cLatitude, cLongitude, cNote ..... v podstatě i cTerritoryId, cPhytochoriaId, cNearestVillageId, <text:s/>kde se v případě změny id uloží původní id do tHistoriChange.cOldRecordId</text:p>
            </text:list-item>
          </text:list>
        </text:list-item>
        <text:list-item>
          <text:p text:style-name="P4">tPhytochoria, tVillages, tTerritories, tPublications </text:p>
          <text:list>
            <text:list-item>
              <text:p text:style-name="P4">všechny sloupky uvedených tabulek až na tPublications.cReferenceCitation (tento údaje je složen z cCollectionName, cCollectionYearPublication, cJournalName a cJournalAuthorName – nemusíme zaznamenávat do historie, jen se bude muset při „undo“ ohlídat její aktualizace při změně některé z uvedených položek)</text:p>
            </text:list-item>
          </text:list>
        </text:list-item>
      </text:list>
      <text:p text:style-name="P10"/>
      <text:p text:style-name="P10"/>
      <text:h text:style-name="Heading_20_3" text:outline-level="3">DELETE</text:h>
      <text:p text:style-name="P7"/>
      <text:list text:style-name="WW8Num2">
        <text:list-item>
          <text:p text:style-name="P11">delete celého nálezu - záznam nebude fyzicky smazán, bude nastavena hodnota položky tOccurrences.cDelete na 1 ( v tHabitats se již položka cDelete nastavovat nebude, protože natavením příznaku delete pro celý nález už máme dostatek informací. K tHabitats přistupujeme jen přes tOccurrencesId ... nikde se z této tabulky nezobrazují seznamy položk). ....<text:span text:style-name="T4">jak či kde řeknu BioCASE, že je daný záznam smazán – VYTVORENI POHLEDU NAD DATABAZI??</text:span></text:p>
        </text:list-item>
        <text:list-item>
          <text:p text:style-name="P11">delete z tabulky tPublications – záznam nebude fyzicky smazán, bude nastavena hodnota položky tPublications.cDelete na 1. </text:p>
        </text:list-item>
        <text:list-item>
          <text:p text:style-name="P11">V tabulkách tTerritories, tVillages, tPhytochoria se <text:span text:style-name="T1">nedělá</text:span> operace DELETE ( tyto tabulky obsahuji seznamy dat, u kterých se předpokládá minimální množství změn )</text:p>
        </text:list-item>
      </text:list>
      <text:p text:style-name="Standard"/>
      <text:p text:style-name="P2">Co zaznamenávat do tabulek historie při delete?</text:p>
      <text:p text:style-name="Standard"/>
      <text:list text:style-name="WW8Num9">
        <text:list-item>
          <text:p text:style-name="P12">Případ 1) ....</text:p>
        </text:list-item>
      </text:list>
      <text:list text:style-name="WW8Num8">
        <text:list-item text:start-value="1">
          <text:list>
            <text:list-item text:start-value="1">
              <text:p text:style-name="P4">tHistoryChange.cOccurrenceId = „id mazaneho nálezu v tOccurrences“ <text:s/></text:p>
            </text:list-item>
            <text:list-item>
              <text:p text:style-name="P4">tHistoryChange.cRecordId <text:s/>= <text:s/>0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Occurrence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2) ...</text:p>
          <text:list>
            <text:list-item>
              <text:p text:style-name="P4">tHistoryChange.cOccurrenceId = 0</text:p>
            </text:list-item>
            <text:list-item>
              <text:p text:style-name="P4">tHistoryChange.cRecordId <text:s/>= <text:s/>„id editovaného nálezu v tPublication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Publication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3) .... nic <text:span text:style-name="T5">:-)</text:span></text:p>
        </text:list-item>
      </text:list>
      <text:p text:style-name="P13"/>
      <text:p text:style-name="P13"/>
      <text:p text:style-name="P13"/>
      <text:p text:style-name="P14">Přidáno sledování změn Autoru v ramci konkrétního nálezu. Co bude nutné zaznamenávat do historie.</text:p>
      <text:p text:style-name="P13"/>
      <text:p text:style-name="P13">INSERT i DELETE</text:p>
      <text:list text:style-name="L2">
        <text:list-item>
          <text:p text:style-name="P15">v ramci nálezu se přidání nebo smazáni autora bude povazovat za EDITACI konkrétniho nálezu, která bude prováděna prostřednictvím dialogu EDIT v Overview.</text:p>
        </text:list-item>
        <text:list-item>
          <text:p text:style-name="P15">INSERT – přidáni autora k nálezu</text:p>
        </text:list-item>
      </text:list>
      <text:list text:style-name="WW8Num8">
        <text:list-item>
          <text:list>
            <text:list-item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nově vložene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<text:span text:style-name="T4"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“neuveden” nebo nejaký informativní text v tomto duchu </text:p>
            </text:list-item>
            <text:list-item>
              <text:p text:style-name="P17">tHistory.cNewValue = “doplní se sem jméno autora cWholeName”</text:p>
            </text:list-item>
          </text:list>
        </text:list-item>
      </text:list>
      <text:list text:style-name="L3">
        <text:list-item>
          <text:p text:style-name="P18">DELETE – zrušení autora u konkrétního nálezu</text:p>
        </text:list-item>
      </text:list>
      <text:list text:style-name="WW8Num8">
        <text:list-item>
          <text:list>
            <text:list-item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rušené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pan text:style-name="T4"><text:s/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<text:s/>“doplní se sem jméno autora cWholeName”</text:p>
            </text:list-item>
            <text:list-item>
              <text:p text:style-name="P17">tHistory.cNewValue = “smazan” nebo podobný text informující o zrušení autora u konkretniho nalezu</text:p>
            </text:list-item>
          </text:list>
        </text:list-item>
      </text:list>
      <text:list text:style-name="L4">
        <text:list-item>
          <text:p text:style-name="P19">EDIT – editace polžek ROLE a RESULTREVISION aniz by došlo k změně autora</text:p>
        </text:list-item>
      </text:list>
      <text:list text:style-name="WW8Num8">
        <text:list-item>
          <text:list>
            <text:list-item>
              <text:p text:style-name="P4">tHistoryChange.cOccurrenceId = „id editovaného záznamu v tOccurrences“</text:p>
            </text:list-item>
            <text:list-item>
              <text:p text:style-name="P16">tHistoryChange.cRecordId <text:s/>= <text:s/>„id rušeného zaznamu do tAuthorOccurrence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<text:span text:style-name="T4">2 (odpovídá edit)</text:span>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AuthorsOccurrence a cColumnName = null)</text:p>
            </text:list-item>
            <text:list-item>
              <text:p text:style-name="P17">tHistory.cOldValue = <text:s/>stara hodnota pro poloyku ROLE ci RESULTREVISION</text:p>
            </text:list-item>
            <text:list-item>
              <text:p text:style-name="P17">tHistory.cNewValue = nová hodnota pro poloyku ROLE ci RESULTREVI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í_20__28_síť_20_WWW_29_" style:display-name="Normální (síť WWW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5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recordId - do jen jsou ukladany informace o tOccurrence</dc:title>
    <meta:initial-creator>Lab MS</meta:initial-creator>
    <meta:creation-date>2006-04-04T12:43:00</meta:creation-date>
    <dc:creator>L O</dc:creator>
    <dc:date>2006-05-05T16:30:08</dc:date>
    <dc:language>cs-CZ</dc:language>
    <meta:editing-cycles>52</meta:editing-cycles>
    <meta:editing-duration>PT4H26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28" meta:word-count="1648" meta:character-count="12654"/>
  </office:meta>
</office:document-meta>
</file>